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5ad5" officeooo:paragraph-rsid="00055ad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b1ba" officeooo:paragraph-rsid="0006b1b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5ad5" officeooo:paragraph-rsid="00055ad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55ad5" officeooo:paragraph-rsid="0006b1b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6b1ba" officeooo:paragraph-rsid="0006b1b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6b1ba" officeooo:paragraph-rsid="000723e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723e2" officeooo:paragraph-rsid="000723e2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06b1ba" officeooo:paragraph-rsid="0006b1b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6b1ba" officeooo:paragraph-rsid="0006b1b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6b1ba" officeooo:paragraph-rsid="000929e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929e6" officeooo:paragraph-rsid="000929e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b2720" officeooo:paragraph-rsid="000b2720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0b2720" officeooo:paragraph-rsid="000b2720" style:font-weight-asian="bold" style:font-weight-complex="bold"/>
    </style:style>
    <style:style style:name="T1" style:family="text">
      <style:text-properties officeooo:rsid="0006b1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3fe" style:font-weight-asian="bold" style:font-weight-complex="bold"/>
    </style:style>
    <style:style style:name="T4" style:family="text">
      <style:text-properties fo:font-weight="bold" officeooo:rsid="000929e6" style:font-weight-asian="bold" style:font-weight-complex="bold"/>
    </style:style>
    <style:style style:name="T5" style:family="text">
      <style:text-properties officeooo:rsid="000723e2"/>
    </style:style>
    <style:style style:name="T6" style:family="text">
      <style:text-properties officeooo:rsid="000929e6"/>
    </style:style>
    <style:style style:name="T7" style:family="text">
      <style:text-properties officeooo:rsid="000b2720"/>
    </style:style>
    <style:style style:name="T8" style:family="text">
      <style:text-properties officeooo:rsid="000d1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HING YU4711 MOBILE:</text:p>
      <text:p text:style-name="P3"/>
      <text:p text:style-name="P3">Root the mobile using root application for <text:span text:style-name="T1">YU4711</text:span> mobile<text:span text:style-name="T1">(ex: king root app)</text:span>.</text:p>
      <text:p text:style-name="P7">Verify the root permissions using the rootchecker app.</text:p>
      <text:p text:style-name="P3"/>
      <text:p text:style-name="P3"/>
      <text:p text:style-name="P8">step1:</text:p>
      <text:p text:style-name="P5">download the cyanogenmod images from the below website (Choose the mobile download updated images)</text:p>
      <text:p text:style-name="P5"/>
      <text:p text:style-name="P5"><text:a xlink:type="simple" xlink:href="https://download.cyanogenmod.org/">https://download.cyanogenmod.org/</text:a></text:p>
      <text:p text:style-name="P5"/>
      <text:p text:style-name="P8">step2:</text:p>
      <text:p text:style-name="P5">Extract the files and copy to the mobile sdcard/pendrive</text:p>
      <text:p text:style-name="P5">(consist of </text:p>
      <text:p text:style-name="P5"><text:tab/>cm-13.0-20161218-NIGHTLY-jalebi.zip</text:p>
      <text:p text:style-name="P5"><text:tab/>cm-13.0-20161218-NIGHTLY-jalebi-recovery.img</text:p>
      <text:p text:style-name="P5"><text:tab/>open_gapps-arm-6.0-pico-20161230.zip)</text:p>
      <text:p text:style-name="P5"/>
      <text:p text:style-name="P8">step3:</text:p>
      <text:p text:style-name="P4"><text:span text:style-name="T1">Reboot</text:span> the mobile, Goto recovery mode by pressing volume up button and power button <text:span text:style-name="T1">(It reboots twice until you hold the buttons)</text:span></text:p>
      <text:p text:style-name="P4"/>
      <text:p text:style-name="P8">step4:</text:p>
      <text:p text:style-name="P5">Bootmenu/Grub Menu will be displayed with options</text:p>
      <text:p text:style-name="P5">choose the wipe --&gt; advanced wipe --&gt; select system,cache,data and dalvik folders --&gt; wipe it</text:p>
      <text:p text:style-name="P10"><text:tab/><text:span text:style-name="T4">if it fails goto </text:span></text:p>
      <text:p text:style-name="P10"><text:span text:style-name="T7">(</text:span>Boot menu --<text:span text:style-name="T5">&gt; wipe --&gt; advanced wipe --&gt; system-----&gt;repair or change filesystem---&gt;change the file system format --&gt; ext4 (linux support ext4 filesystem format)</text:span></text:p>
      <text:p text:style-name="P10"><text:span text:style-name="T6">Then </text:span>Goto Menu and choose install--&gt;<text:span text:style-name="T8">choose storage as micro SD card-----&gt;select images in the down----&gt;</text:span> install <text:span text:style-name="T2">cm-13.0-20161218-NIGHTLY-jalebi-recovery.img---</text:span><text:span text:style-name="T3">&gt;boot option---&gt;flash</text:span>)</text:p>
      <text:p text:style-name="P10">Once successfully done --&gt; goto menu --&gt; install --&gt; <text:s/>open_gapps-arm-6.0-pico-20161230.zip</text:p>
      <text:p text:style-name="P13">if it fails</text:p>
      <text:p text:style-name="P12"><text:tab/>Reboot system </text:p>
      <text:p text:style-name="P5"/>
      <text:p text:style-name="P8">step<text:span text:style-name="T6">5</text:span>:</text:p>
      <text:p text:style-name="P10">reboot ------<text:span text:style-name="T6">&gt;system------&gt;select apply update-------&gt;apply from sd card-------&gt;selct </text:span>the cm-13.0-20161218-NIGHTLY-jalebi.zip --&gt;install</text:p>
      <text:p text:style-name="P10"><text:line-break/><text:span text:style-name="T4">step6:</text:span></text:p>
      <text:p text:style-name="P11">boot menu---<text:span text:style-name="T6">r</text:span>eboot system now</text:p>
      <text:p text:style-name="P10"/>
      <text:p text:style-name="P5"/>
      <text:p text:style-name="P5">you are done...</text:p>
      <text:p text:style-name="P5"/>
      <text:p text:style-name="P2">Issues raised:</text:p>
      <text:p text:style-name="P6"><text:tab/>flashing it failed and thrown message in log is </text:p>
      <text:p text:style-name="P6"><text:tab/><text:tab/><text:tab/><text:tab/><text:tab/><text:tab/> <text:s text:c="2"/>“ E:unable to mount /data in /externel_sdcard....”</text:p>
      <text:p text:style-name="P5"><text:tab/><text:tab/><text:tab/><text:tab/><text:tab/><text:tab/> <text:s text:c="2"/>“ E:unable to mount /system in /externel_sdcard....”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8:46:16.094681085</meta:creation-date>
    <dc:date>2017-01-05T16:27:28.833952735</dc:date>
    <meta:editing-duration>PT1H6M4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227" meta:character-count="1619" meta:non-whitespace-character-count="1417"/>
  </office:meta>
</office:document-meta>
</file>